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4.csv">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4.csv"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4.csv" style:display-name="PageStyle_C_prevalence_of_obesity_WHO_2014.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